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completed( FaultData faultData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AIT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H_ALARM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CTIV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H_ALARM.getEvalu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.on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.WAIT( Calendar ala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R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ACTIVE( ActivityInfo activ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AI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H_ALARM.EH_ALARM( ParentScopeChannel psc , TerminationChannel tc , EventHandlerControlChannel cc , OEventHandler . OAlarm o , ScopeFrame scope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